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0_09-32-27_000.jpg</text:p>
          </table:table-cell>
          <table:table-cell table:style-name="ce17" office:value-type="string">
            <text:p>:m RES 1*1 / free# JVEMV6 37#21.4_2 / 37. miscs of miscs / 21. math&amp;physics / 4. knot-theory</text:p>
          </table:table-cell>
          <table:table-cell table:style-name="ce3"/>
          <table:table-cell table:style-name="ce3"/>
          <table:table-cell table:style-name="ce3" office:value-type="string">
            <text:p>N-35-35-28.62854 E-139-34-49.379882</text:p>
          </table:table-cell>
          <table:table-cell table:style-name="ce32" table:formula="of:=IF([.E2]=&quot;&quot;;[.C2];CONCATENATE([.C2];&quot; / &quot;;[.E2]))" office:value-type="string" office:string-value=":m RES 1*1 / free# JVEMV6 37#21.4_2 / 37. miscs of miscs / 21. math&amp;physics / 4. knot-theory">
            <text:p>:m RES 1*1 / free# JVEMV6 37#21.4_2 / 37. miscs of miscs / 21. math&amp;physics / 4. knot-theor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20_10-08-19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765869 E-139-34-49.379882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20_11-19-04_000.jpg</text:p>
          </table:table-cell>
          <table:table-cell table:style-name="ce15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573608 E-139-34-49.050292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0_12-33-34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752136 E-139-34-49.324951</text:p>
          </table:table-cell>
          <table:table-cell table:style-name="ce32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0_14-15-39_000.jpg</text:p>
          </table:table-cell>
          <table:table-cell table:style-name="ce16" office:value-type="string">
            <text:p>:m RES 1-2*2 / free# JVEMV6 37#23_45 / 37. miscs of miscs / 23. CO2 / CO2-conversion;methods / plasma;RF-discharge;plasma-catalysis</text:p>
          </table:table-cell>
          <table:table-cell table:style-name="ce16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RES 1-2*2 / free# JVEMV6 37#23_45 / 37. miscs of miscs / 23. CO2 / CO2-conversion;methods / plasma;RF-discharge;plasma-catalysis">
            <text:p>:m RES 1-2*2 / free# JVEMV6 37#23_45 / 37. miscs of miscs / 23. CO2 / CO2-conversion;methods / plasma;RF-discharge;plasma-catalysi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0_15-06-06_000.jpg</text:p>
          </table:table-cell>
          <table:table-cell table:style-name="ce15" office:value-type="string">
            <text:p>:m 食べた物</text:p>
          </table:table-cell>
          <table:table-cell table:style-name="ce17"/>
          <table:table-cell table:style-name="ce3"/>
          <table:table-cell table:style-name="ce3"/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0_16-00-50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0_17-02-47_000.jpg</text:p>
          </table:table-cell>
          <table:table-cell table:style-name="ce17" office:value-type="string">
            <text:p>:bookmemo / ページメモ / 『本朝食鑑』 / 著者= / p.19 / 塩場；方竈</text:p>
          </table:table-cell>
          <table:table-cell table:style-name="ce16"/>
          <table:table-cell table:style-name="ce3"/>
          <table:table-cell table:style-name="ce3" office:value-type="string">
            <text:p>N-35-35-28.807067 E-139-34-50.039062</text:p>
          </table:table-cell>
          <table:table-cell table:style-name="ce32" table:formula="of:=IF([.E9]=&quot;&quot;;[.C9];CONCATENATE([.C9];&quot; / &quot;;[.E9]))" office:value-type="string" office:string-value=":bookmemo / ページメモ / 『本朝食鑑』 / 著者= / p.19 / 塩場；方竈">
            <text:p>:bookmemo / ページメモ / 『本朝食鑑』 / 著者= / p.19 / 塩場；方竈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0_18-03-10_000.jpg</text:p>
          </table:table-cell>
          <table:table-cell table:style-name="ce17" office:value-type="string">
            <text:p>:bookmemo / ページメモ / 『本朝食鑑』 / 著者= / p.26 / 過呼吸；パニック発作；DSM</text:p>
          </table:table-cell>
          <table:table-cell table:style-name="ce17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10]=&quot;&quot;;[.C10];CONCATENATE([.C10];&quot; / &quot;;[.E10]))" office:value-type="string" office:string-value=":bookmemo / ページメモ / 『本朝食鑑』 / 著者= / p.26 / 過呼吸；パニック発作；DSM">
            <text:p>:bookmemo / ページメモ / 『本朝食鑑』 / 著者= / p.26 / 過呼吸；パニック発作；DSM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20_20-44-08_000.jpg</text:p>
          </table:table-cell>
          <table:table-cell table:style-name="ce6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738403 E-139-34-49.434814</text:p>
          </table:table-cell>
          <table:table-cell table:style-name="ce32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21_00-19-30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614807 E-139-34-48.995361</text:p>
          </table:table-cell>
          <table:table-cell table:style-name="ce32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21_00-19-37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14807 E-139-34-48.995361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21_08-11-59_000.jpg</text:p>
          </table:table-cell>
          <table:table-cell table:style-name="ce14" office:value-type="string">
            <text:p>:m 見た夢 </text:p>
          </table:table-cell>
          <table:table-cell table:style-name="ce6"/>
          <table:table-cell table:style-name="ce3"/>
          <table:table-cell table:style-name="ce3" office:value-type="string">
            <text:p>N-35-35-28.463745 E-139-34-49.270019</text:p>
          </table:table-cell>
          <table:table-cell table:style-name="ce32" table:formula="of:=IF([.E14]=&quot;&quot;;[.C14];CONCATENATE([.C14];&quot; / &quot;;[.E14]))" office:value-type="string" office:string-value=":m 見た夢 ">
            <text:p>:m 見た夢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20_14-25-22_000.mp4</text:p>
          </table:table-cell>
          <table:table-cell table:style-name="ce6" office:value-type="string">
            <text:p>:VIDEO / @自宅 / メモ / kb,keyboard / 演奏、play / k-2020-0620-1 / genr=f-N,chor=F6;G6;Am;C6,for=prototype;use-tension-notes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kb,keyboard / 演奏、play / k-2020-0620-1 / genr=f-N,chor=F6;G6;Am;C6,for=prototype;use-tension-notes">
            <text:p>:VIDEO / @自宅 / メモ / kb,keyboard / 演奏、play / k-2020-0620-1 / genr=f-N,chor=F6;G6;Am;C6,for=prototype;use-tension-not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0_14-30-13_000.mp4</text:p>
          </table:table-cell>
          <table:table-cell table:style-name="ce6" office:value-type="string">
            <text:p>:VIDEO / @自宅 / メモ / kb,keyboard / 演奏、play / k-2020-0620-2 / genr=f-prev:var:2020-06-20_14-25-22_000.mp4,RH=arpeggio,LH=arpeggio,file=2020-06-20_14-25-22_000.mp4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kb,keyboard / 演奏、play / k-2020-0620-2 / genr=f-prev:var:2020-06-20_14-25-22_000.mp4,RH=arpeggio,LH=arpeggio,file=2020-06-20_14-25-22_000.mp4">
            <text:p>:VIDEO / @自宅 / メモ / kb,keyboard / 演奏、play / k-2020-0620-2 / genr=f-prev:var:2020-06-20_14-25-22_000.mp4,RH=arpeggio,LH=arpeggio,file=2020-06-20_14-25-22_000.mp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0_14-39-22_000.mp4</text:p>
          </table:table-cell>
          <table:table-cell table:style-name="ce6" office:value-type="string">
            <text:p>:VIDEO / @自宅 / メモ / kb,keyboard / 演奏、play / k-2020-0620-3 / genr=f-N:new-form,key=D,chor=D;G,RH=2-notes,LH=grip;moving,for=multi-octaves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620-3 / genr=f-N:new-form,key=D,chor=D;G,RH=2-notes,LH=grip;moving,for=multi-octaves">
            <text:p>:VIDEO / @自宅 / メモ / kb,keyboard / 演奏、play / k-2020-0620-3 / genr=f-N:new-form,key=D,chor=D;G,RH=2-notes,LH=grip;moving,for=multi-octav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0_19-24-52_000.mp4</text:p>
          </table:table-cell>
          <table:table-cell table:style-name="ce6" office:value-type="string">
            <text:p>:VIDEO / @自宅 / メモ / kb,keyboard / 演奏、play / k-2020-0620-4 / genr=res-N,chor=Ef;Cm;Bf,for=c.p.;base-2-notes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620-4 / genr=res-N,chor=Ef;Cm;Bf,for=c.p.;base-2-notes">
            <text:p>:VIDEO / @自宅 / メモ / kb,keyboard / 演奏、play / k-2020-0620-4 / genr=res-N,chor=Ef;Cm;Bf,for=c.p.;base-2-notes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0_19-27-12_000.mp4</text:p>
          </table:table-cell>
          <table:table-cell table:style-name="ce6" office:value-type="string">
            <text:p>:VIDEO / @自宅 / メモ / kb,keyboard / 演奏、play / k-2020-0620-5 / genr=res-prev:var,RH=melody,LH=grip-2-notes,file=2020-06-20_19-24-52_000.mp4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620-5 / genr=res-prev:var,RH=melody,LH=grip-2-notes,file=2020-06-20_19-24-52_000.mp4">
            <text:p>:VIDEO / @自宅 / メモ / kb,keyboard / 演奏、play / k-2020-0620-5 / genr=res-prev:var,RH=melody,LH=grip-2-notes,file=2020-06-20_19-24-52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0_22-40-54_000.mp4</text:p>
          </table:table-cell>
          <table:table-cell table:style-name="ce6" office:value-type="string">
            <text:p>:VIDEO / @自宅 / メモ / kb,keyboard / 演奏、play / k-2020-0620-6 / genr=f-N,RH=melody,LH=grip,for=low-notes+middle-notes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620-6 / genr=f-N,RH=melody,LH=grip,for=low-notes+middle-notes">
            <text:p>:VIDEO / @自宅 / メモ / kb,keyboard / 演奏、play / k-2020-0620-6 / genr=f-N,RH=melody,LH=grip,for=low-notes+middle-notes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1_07-19-51_000.mid</text:p>
          </table:table-cell>
          <table:table-cell table:style-name="ce6" office:value-type="string">
            <text:p>:in-mid / app=perfect-piano / 演奏、play / id-2020-0621-1 / category=melody,inst=piano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in-mid / app=perfect-piano / 演奏、play / id-2020-0621-1 / category=melody,inst=piano">
            <text:p>:in-mid / app=perfect-piano / 演奏、play / id-2020-0621-1 / category=melody,inst=pian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2020/06/21</text:date>, <text:time>09:0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1T09:07:46.31</dc:date>
    <dc:creator>iwabuchi ken</dc:creator>
    <meta:editing-duration>P22DT8H7M51S</meta:editing-duration>
    <meta:editing-cycles>8646</meta:editing-cycles>
    <meta:document-statistic meta:table-count="1" meta:cell-count="461" meta:object-count="0"/>
  </office:meta>
</office:document-meta>
</file>